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ACEA216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5.6229in" table:align="left"/>
    </style:style>
    <style:style style:name="Table1.A" style:family="table-column">
      <style:table-column-properties style:column-width="1.3938in"/>
    </style:style>
    <style:style style:name="Table1.B" style:family="table-column">
      <style:table-column-properties style:column-width="4.22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884in" table:align="left"/>
    </style:style>
    <style:style style:name="Table2.A" style:family="table-column">
      <style:table-column-properties style:column-width="1.3069in"/>
    </style:style>
    <style:style style:name="Table2.B" style:family="table-column">
      <style:table-column-properties style:column-width="4.5771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style:font-name="Times New Roman" fo:font-size="12pt" officeooo:paragraph-rsid="001dc6ff" style:font-name-asian="Times New Roman1" style:font-size-asian="12pt" style:font-name-complex="Times New Roman1" style:font-size-complex="12pt"/>
    </style:style>
    <style:style style:name="P2" style:family="paragraph" style:parent-style-name="Heading_20_2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Heading_20_3">
      <style:paragraph-properties fo:margin-top="0.028in" fo:margin-bottom="0.1965in" style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Text_20_body">
      <style:text-properties style:font-name="Times New Roman" style:font-name-asian="Times New Roman1" style:font-size-asian="12pt" style:font-name-complex="Times New Roman1"/>
    </style:style>
    <style:style style:name="P5" style:family="paragraph" style:parent-style-name="Horizontal_20_Line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Text_20_body" style:list-style-name="L1">
      <style:text-properties style:font-name="Times New Roman" style:font-name-asian="Times New Roman1" style:font-size-asian="12pt" style:font-name-complex="Times New Roman1"/>
    </style:style>
    <style:style style:name="P7" style:family="paragraph" style:parent-style-name="Text_20_body" style:list-style-name="L2">
      <style:text-properties style:font-name="Times New Roman" style:font-name-asian="Times New Roman1" style:font-size-asian="12pt" style:font-name-complex="Times New Roman1"/>
    </style:style>
    <style:style style:name="P8" style:family="paragraph" style:parent-style-name="Text_20_body" style:list-style-name="L3">
      <style:text-properties style:font-name="Times New Roman" style:font-name-asian="Times New Roman1" style:font-size-asian="12pt" style:font-name-complex="Times New Roman1"/>
    </style:style>
    <style:style style:name="P9" style:family="paragraph" style:parent-style-name="Text_20_body" style:list-style-name="L4">
      <style:text-properties style:font-name="Times New Roman" style:font-name-asian="Times New Roman1" style:font-size-asian="12pt" style:font-name-complex="Times New Roman1"/>
    </style:style>
    <style:style style:name="P10" style:family="paragraph" style:parent-style-name="Text_20_body" style:list-style-name="L5">
      <style:text-properties style:font-name="Times New Roman" style:font-name-asian="Times New Roman1" style:font-size-asian="12pt" style:font-name-complex="Times New Roman1"/>
    </style:style>
    <style:style style:name="T1" style:family="text">
      <style:text-properties officeooo:rsid="00684e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2" text:outline-level="2">📘 Project: <text:s/>Candidate Matching Tool</text:h>
      <text:h text:style-name="P3" text:outline-level="3">📌 Overview</text:h>
      <text:p text:style-name="P4">A scalable web-based tool for screening and ranking job candidates against job descriptions using text similarity techniques. Built to process large candidate pools (20k–30k resumes) and return top-ranked profiles.</text:p>
      <text:p text:style-name="P5"/>
      <text:h text:style-name="P2" text:outline-level="2">🛠 Tools &amp; Technologi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Tools Used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Web Backend</text:span></text:p>
          </table:table-cell>
          <table:table-cell table:style-name="Table1.A1" office:value-type="string">
            <text:p text:style-name="Table_20_Contents">Flask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DF Parsing</text:span></text:p>
          </table:table-cell>
          <table:table-cell table:style-name="Table1.A1" office:value-type="string">
            <text:p text:style-name="Table_20_Contents">Pdf2Text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ext Processing</text:span></text:p>
          </table:table-cell>
          <table:table-cell table:style-name="Table1.A1" office:value-type="string">
            <text:p text:style-name="Table_20_Contents">NLTK (manual tokenization, stemming, redundancy removal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imilarity Engine</text:span></text:p>
          </table:table-cell>
          <table:table-cell table:style-name="Table1.A1" office:value-type="string">
            <text:p text:style-name="Table_20_Contents">Scikit-learn (Cosine), Custom Algorithms (SqrtCos, ISC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ectorization</text:span></text:p>
          </table:table-cell>
          <table:table-cell table:style-name="Table1.A1" office:value-type="string">
            <text:p text:style-name="Table_20_Contents">Scikit-learn TF-IDF (penalizes overlong profile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ata Handling</text:span></text:p>
          </table:table-cell>
          <table:table-cell table:style-name="Table1.A1" office:value-type="string">
            <text:p text:style-name="Table_20_Contents">Pandas, PyMong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utomation</text:span></text:p>
          </table:table-cell>
          <table:table-cell table:style-name="Table1.A1" office:value-type="string">
            <text:p text:style-name="Table_20_Contents">CRON jobs for S3 polling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anned Upgrades</text:span></text:p>
          </table:table-cell>
          <table:table-cell table:style-name="Table1.A1" office:value-type="string">
            <text:p text:style-name="Table_20_Contents">FAISS for embeddings, Dockeriza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Deployment</text:span></text:p>
          </table:table-cell>
          <table:table-cell table:style-name="Table1.A1" office:value-type="string">
            <text:p text:style-name="Table_20_Contents">DigitalOcea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crets</text:span></text:p>
          </table:table-cell>
          <table:table-cell table:style-name="Table1.A1" office:value-type="string">
            <text:p text:style-name="Table_20_Contents">AWS (S3), MongoDB credentials</text:p>
          </table:table-cell>
        </table:table-row>
      </table:table>
      <text:p text:style-name="P5"/>
      <text:h text:style-name="P2" text:outline-level="2">🔄 Workflow</text:h>
      <text:list text:style-name="L1">
        <text:list-item>
          <text:p text:style-name="P6"><text:span text:style-name="Strong_20_Emphasis">Job Description Input</text:span><text:line-break/>Users paste a job description in a text field.</text:p>
        </text:list-item>
        <text:list-item>
          <text:p text:style-name="P6"><text:span text:style-name="Strong_20_Emphasis">Text Preprocessing</text:span><text:line-break/>Job text cleaned/tokenized (via <text:span text:style-name="Source_20_Text">open_convert_and_clean_pdf.py</text:span>).</text:p>
        </text:list-item>
        <text:list-item>
          <text:p text:style-name="P6"><text:span text:style-name="Strong_20_Emphasis">Candidate Upload</text:span><text:line-break/>Upload CSVs of candidate profiles.</text:p>
        </text:list-item>
        <text:list-item>
          <text:p text:style-name="P6"><text:span text:style-name="Strong_20_Emphasis">Candidate Processing</text:span><text:line-break/>Candidate data cleaned/preprocessed using NLP pipeline.</text:p>
        </text:list-item>
        <text:list-item>
          <text:p text:style-name="P6"><text:span text:style-name="Strong_20_Emphasis">Similarity Analysis</text:span><text:line-break/>Job description compared to each candidate using 3 similarity algorithms:</text:p>
          <text:list>
            <text:list-item>
              <text:p text:style-name="P6">Cosine Similarity (scikit-learn)</text:p>
            </text:list-item>
            <text:list-item>
              <text:p text:style-name="P6">SqrtCos Similarity (custom)</text:p>
            </text:list-item>
            <text:list-item>
              <text:p text:style-name="P6">ISC Similarity (custom)</text:p>
            </text:list-item>
          </text:list>
        </text:list-item>
        <text:list-item>
          <text:p text:style-name="P6"><text:soft-page-break/><text:span text:style-name="Strong_20_Emphasis">Results Display</text:span><text:line-break/>Ranked candidates shown based on similarity score.</text:p>
        </text:list-item>
        <text:list-item>
          <text:p text:style-name="P6"><text:span text:style-name="Strong_20_Emphasis">Export Results</text:span><text:line-break/>Download top matches as CSV.</text:p>
        </text:list-item>
      </text:list>
      <text:p text:style-name="P5"/>
      <text:h text:style-name="P2" text:outline-level="2">📊 Metric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Exampl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Model Metrics</text:span></text:p>
          </table:table-cell>
          <table:table-cell table:style-name="Table2.A1" office:value-type="string">
            <text:p text:style-name="Table_20_Contents">Cosine score, custom similarity, F1-score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oftware Metrics</text:span></text:p>
          </table:table-cell>
          <table:table-cell table:style-name="Table2.A1" office:value-type="string">
            <text:p text:style-name="Table_20_Contents">Latency, throughput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usiness Impact</text:span></text:p>
          </table:table-cell>
          <table:table-cell table:style-name="Table2.A1" office:value-type="string">
            <text:p text:style-name="Table_20_Contents">Reduced screening time, improved matching quality, recruiter trust</text:p>
          </table:table-cell>
        </table:table-row>
      </table:table>
      <text:p text:style-name="P5"/>
      <text:h text:style-name="P2" text:outline-level="2">📂 Data &amp; Ethics</text:h>
      <text:list text:style-name="L2">
        <text:list-item>
          <text:p text:style-name="P7"><text:span text:style-name="Strong_20_Emphasis">Data Sources</text:span>: scraping, uploads, open-source test sets, collective data</text:p>
        </text:list-item>
        <text:list-item>
          <text:p text:style-name="P7"><text:span text:style-name="Strong_20_Emphasis">Privacy</text:span>: No private data input to AI; only metadata (link to profile) stored</text:p>
        </text:list-item>
        <text:list-item>
          <text:p text:style-name="P7"><text:span text:style-name="Strong_20_Emphasis">Labeling &amp; Validation</text:span>: Human feedback, blind testing (recruiter vs model scores)</text:p>
        </text:list-item>
        <text:list-item>
          <text:p text:style-name="P7"><text:span text:style-name="Strong_20_Emphasis">Ethical Checks</text:span>: Monitored for bias, removed deleted profiles <text:span text:style-name="T1">following GDPR</text:span></text:p>
        </text:list-item>
        <text:list-item>
          <text:p text:style-name="P7"><text:span text:style-name="Strong_20_Emphasis">Interoperability</text:span>: Modular components with ETL-style architecture</text:p>
        </text:list-item>
      </text:list>
      <text:p text:style-name="P5"/>
      <text:h text:style-name="P2" text:outline-level="2">🔧 Architecture Principles</text:h>
      <text:list text:style-name="L3">
        <text:list-item>
          <text:p text:style-name="P8">Unified data structure with reduced dimensionality (via feature selection)</text:p>
        </text:list-item>
        <text:list-item>
          <text:p text:style-name="P8">Preprocessing prioritized over post-model interpretation</text:p>
        </text:list-item>
        <text:list-item>
          <text:p text:style-name="P8">Emphasis on <text:span text:style-name="Strong_20_Emphasis">ETL over ELT </text:span></text:p>
        </text:list-item>
        <text:list-item>
          <text:p text:style-name="P8">Dynamic shifting enabled through modular orchestration</text:p>
        </text:list-item>
      </text:list>
      <text:p text:style-name="P5"/>
      <text:h text:style-name="P2" text:outline-level="2">🧪 Timeline</text:h>
      <text:list text:style-name="L4">
        <text:list-item>
          <text:p text:style-name="P9"><text:span text:style-name="Strong_20_Emphasis">Development Completed in:</text:span> 1 week</text:p>
        </text:list-item>
      </text:list>
      <text:p text:style-name="P5"/>
      <text:h text:style-name="P2" text:outline-level="2">📈 Planned Improvements</text:h>
      <text:list text:style-name="L5">
        <text:list-item>
          <text:p text:style-name="P10">Use <text:span text:style-name="Strong_20_Emphasis">FAISS</text:span> for vector storage (better scalability)</text:p>
        </text:list-item>
        <text:list-item>
          <text:p text:style-name="P10">Full <text:span text:style-name="Strong_20_Emphasis">Dockerization</text:span> for reproducibility and deployment</text:p>
        </text:list-item>
        <text:list-item>
          <text:p text:style-name="P10">CI/CD integration for automatic update checks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028in" fo:margin-bottom="0in" style:contextual-spacing="false" fo:line-height="100%" fo:keep-together="always" fo:keep-with-next="always"/>
      <style:text-properties fo:color="#0f4761" loext:opacity="100%" style:font-name="Aptos Display" fo:font-family="'Aptos Display'" style:font-family-generic="roman" style:font-pitch="variable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028in" fo:margin-bottom="0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72" style:display-name="ListLabel 17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complex="Wingdings" style:font-family-complex="Wingdings" style:font-family-generic-complex="system" style:font-pitch-complex="variable"/>
    </style:style>
    <style:style style:name="ListLabel_20_175" style:display-name="ListLabel 17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Wingdings" style:font-family-complex="Wingdings" style:font-family-generic-complex="system" style:font-pitch-complex="variable"/>
    </style:style>
    <style:style style:name="ListLabel_20_178" style:display-name="ListLabel 17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>
      <style:text-properties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>
      <style:text-properties style:font-name-complex="Wingdings" style:font-family-complex="Wingdings" style:font-family-generic-complex="system" style:font-pitch-complex="variable"/>
    </style:style>
    <style:style style:name="ListLabel_20_118" style:display-name="ListLabel 118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Wingdings" style:font-family-complex="Wingdings" style:font-family-generic-complex="system" style:font-pitch-complex="variable"/>
    </style:style>
    <style:style style:name="ListLabel_20_121" style:display-name="ListLabel 121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23" style:display-name="ListLabel 123" style:family="text">
      <style:text-properties style:font-name-complex="Wingdings" style:font-family-complex="Wingdings" style:font-family-generic-complex="system" style:font-pitch-complex="variable"/>
    </style:style>
    <style:style style:name="ListLabel_20_124" style:display-name="ListLabel 124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Wingdings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Heading_20_4_20_Char" style:display-name="Heading 4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2pt" style:font-name-asian="Noto Serif CJK SC" style:font-family-asian="'Noto Serif CJK SC'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09" style:display-name="ListLabel 109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10" style:display-name="ListLabel 110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>
      <style:text-properties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="Aptos" fo:font-family="Aptos" style:font-family-generic="roman" style:font-pitch="variable"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="Aptos" fo:font-family="Aptos" style:font-family-generic="roman" style:font-pitch="variable"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>
      <style:text-properties style:font-name-complex="Wingdings" style:font-family-complex="Wingdings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4pt" style:font-name-asian="Noto Serif CJK SC" style:font-family-asian="'Noto Serif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Bullet_20_Symbols_20__28_user_29_" style:display-name="Bullet Symbols (user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0">
      <text:list-level-style-image text:level="1" xlink:href="Pictures/100000010000000F0000000FACEA2160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image text:level="1" xlink:href="Pictures/100000010000000F0000000FACEA2160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08T22:52:45.705135510</dc:date>
    <meta:editing-duration>PT2H52M47S</meta:editing-duration>
    <meta:editing-cycles>83</meta:editing-cycles>
    <meta:document-statistic meta:table-count="2" meta:image-count="0" meta:object-count="0" meta:page-count="2" meta:paragraph-count="63" meta:word-count="326" meta:character-count="2329" meta:non-whitespace-character-count="2088"/>
  </office:meta>
</office:document-meta>
</file>